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881cm"/>
    </style:style>
    <style:style style:name="gr3" style:family="graphic" style:parent-style-name="standard">
      <style:graphic-properties draw:stroke="none" svg:stroke-color="#000000" draw:fill="none" draw:fill-color="#ffffff" fo:min-height="0.899cm"/>
    </style:style>
    <style:style style:name="gr4" style:family="graphic" style:parent-style-name="standard">
      <style:graphic-properties draw:stroke="none" svg:stroke-color="#000000" draw:fill="none" draw:fill-color="#ffffff" fo:min-height="0.803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586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786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5.01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.445cm"/>
    </style:style>
    <style:style style:name="gr12" style:family="graphic" style:parent-style-name="objectwithoutfill">
      <style:graphic-properties svg:stroke-width="0.1cm" svg:stroke-color="#2300d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9cm"/>
    </style:style>
    <style:style style:name="gr14" style:family="graphic" style:parent-style-name="objectwithoutfill">
      <style:graphic-properties svg:stroke-width="0.1cm" svg:stroke-color="#ff3333" draw:marker-start="Arrow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74cm"/>
    </style:style>
    <style:style style:name="gr1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0.8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1cm" fo:min-width="7.117cm"/>
    </style:style>
    <style:style style:name="gr20" style:family="graphic" style:parent-style-name="objectwithoutfill">
      <style:graphic-properties svg:stroke-width="0.1cm" svg:stroke-color="#ff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00ff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color="#008000" fo:font-size="24pt" style:font-size-asian="24pt" style:font-size-complex="24pt"/>
    </style:style>
    <style:style style:name="P5" style:family="paragraph">
      <style:text-properties fo:color="#2300dc" fo:font-size="24pt" style:font-size-asian="24pt" style:font-size-complex="24pt"/>
    </style:style>
    <style:style style:name="P6" style:family="paragraph">
      <style:text-properties fo:color="#ff3333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ff00ff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2300dc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84cm" svg:height="2.872cm" svg:x="1.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84cm" svg:height="2.872cm" svg:x="16.18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4cm" svg:height="2.131cm" svg:x="2.666cm" svg:y="2.662cm">
          <draw:text-box>
            <text:p text:style-name="P2"><text:span text:style-name="T1">Landwirte / Tierhalter</text:span></text:p>
          </draw:text-box>
        </draw:frame>
        <draw:frame draw:style-name="gr3" draw:text-style-name="P2" draw:layer="layout" svg:width="8.357cm" svg:height="1.191cm" svg:x="17.157cm" svg:y="2.862cm">
          <draw:text-box>
            <text:p text:style-name="P2"><text:span text:style-name="T1">Zuchtorganisation</text:span></text:p>
          </draw:text-box>
        </draw:frame>
        <draw:custom-shape draw:style-name="gr1" draw:text-style-name="P1" draw:layer="layout" svg:width="10.884cm" svg:height="2.872cm" svg:x="16.185cm" svg:y="4.8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84cm" svg:height="1.053cm" svg:x="16.865cm" svg:y="5.83cm">
          <draw:text-box>
            <text:p text:style-name="P3"><text:span text:style-name="T2">Qualitas</text:span></text:p>
          </draw:text-box>
        </draw:frame>
        <draw:line draw:style-name="gr5" draw:text-style-name="P1" draw:layer="layout" svg:x1="21.724cm" svg:y1="4.872cm" svg:x2="21.724cm" svg:y2="7.744cm">
          <text:p/>
        </draw:line>
        <draw:frame draw:style-name="gr4" draw:text-style-name="P3" draw:layer="layout" svg:width="3.984cm" svg:height="1.053cm" svg:x="22.113cm" svg:y="5.83cm">
          <draw:text-box>
            <text:p text:style-name="P3"><text:span text:style-name="T2">Suisag</text:span></text:p>
          </draw:text-box>
        </draw:frame>
        <draw:frame draw:style-name="gr6" draw:text-style-name="P2" draw:layer="layout" svg:width="6.802cm" svg:height="4.111cm" svg:x="1.9cm" svg:y="13.584cm">
          <draw:text-box>
            <text:p text:style-name="P2"><text:span text:style-name="T1">Organisationen</text:span></text:p>
            <text:p text:style-name="P2"><text:span text:style-name="T1">Für Künstliche</text:span></text:p>
            <text:p text:style-name="P2"><text:span text:style-name="T1">Besamung (KBO)</text:span></text:p>
          </draw:text-box>
        </draw:frame>
        <draw:frame draw:style-name="gr7" draw:text-style-name="P2" draw:layer="layout" svg:width="13.752cm" svg:height="2.4cm" svg:x="4.668cm" svg:y="9.365cm">
          <draw:text-box>
            <text:p text:style-name="P2"><text:span text:style-name="T1">Tierverkehrsdatenbank (TVD)</text:span></text:p>
            <text:p text:style-name="P2"><text:span text:style-name="T1">Identitas</text:span></text:p>
          </draw:text-box>
        </draw:frame>
        <draw:frame draw:style-name="gr8" draw:text-style-name="P2" draw:layer="layout" svg:width="6.705cm" svg:height="2.231cm" svg:x="11.423cm" svg:y="13.584cm">
          <draw:text-box>
            <text:p text:style-name="P2"><text:span text:style-name="T1">Kontrolleure</text:span></text:p>
            <text:p text:style-name="P2"><text:span text:style-name="T1"><text:s/></text:span><text:span text:style-name="T1">Milchleistung</text:span></text:p>
          </draw:text-box>
        </draw:frame>
        <draw:frame draw:style-name="gr9" draw:text-style-name="P2" draw:layer="layout" svg:width="5.345cm" svg:height="5.362cm" svg:x="21.724cm" svg:y="7.744cm">
          <draw:text-box>
            <text:p text:style-name="P2"><text:span text:style-name="T1">Mast- und Schlacht-leistungs Prüfanstalt (MLP)</text:span></text:p>
          </draw:text-box>
        </draw:frame>
        <draw:line draw:style-name="gr10" draw:text-style-name="P1" draw:layer="layout" svg:x1="2.192cm" svg:y1="13.489cm" svg:x2="3.358cm" svg:y2="4.872cm">
          <text:p/>
        </draw:line>
        <draw:line draw:style-name="gr10" draw:text-style-name="P1" draw:layer="layout" svg:x1="3.163cm" svg:y1="6.212cm" svg:x2="16.185cm" svg:y2="6.021cm">
          <text:p/>
        </draw:line>
        <draw:frame draw:style-name="gr11" draw:text-style-name="P4" draw:layer="layout" svg:width="0.945cm" svg:height="1.191cm" svg:x="1.997cm" svg:y="7.266cm">
          <draw:text-box>
            <text:p><text:span text:style-name="T3">1</text:span></text:p>
          </draw:text-box>
        </draw:frame>
        <draw:line draw:style-name="gr12" draw:text-style-name="P1" draw:layer="layout" svg:x1="3.455cm" svg:y1="4.968cm" svg:x2="5.884cm" svg:y2="9.372cm">
          <text:p text:style-name="P1"/>
        </draw:line>
        <draw:frame draw:style-name="gr13" draw:text-style-name="P5" draw:layer="layout" svg:width="1.069cm" svg:height="1.34cm" svg:x="5.204cm" svg:y="7.266cm">
          <draw:text-box>
            <text:p text:style-name="P5"><text:span text:style-name="T4">2</text:span></text:p>
          </draw:text-box>
        </draw:frame>
        <draw:line draw:style-name="gr12" draw:text-style-name="P1" draw:layer="layout" svg:x1="5.884cm" svg:y1="9.277cm" svg:x2="16.185cm" svg:y2="6.596cm">
          <text:p/>
        </draw:line>
        <draw:line draw:style-name="gr14" draw:text-style-name="P1" draw:layer="layout" svg:x1="11.423cm" svg:y1="13.584cm" svg:x2="3.746cm" svg:y2="12.244cm">
          <text:p/>
        </draw:line>
        <draw:line draw:style-name="gr15" draw:text-style-name="P1" draw:layer="layout" svg:x1="3.746cm" svg:y1="12.244cm" svg:x2="4.718cm" svg:y2="4.968cm">
          <text:p/>
        </draw:line>
        <draw:frame draw:style-name="gr16" draw:text-style-name="P6" draw:layer="layout" svg:width="1.166cm" svg:height="1.724cm" svg:x="9.674cm" svg:y="13.68cm">
          <draw:text-box>
            <text:p text:style-name="P6"><text:span text:style-name="T5">3</text:span></text:p>
          </draw:text-box>
        </draw:frame>
        <draw:line draw:style-name="gr14" draw:text-style-name="P1" draw:layer="layout" svg:x1="18.128cm" svg:y1="13.584cm" svg:x2="20.752cm" svg:y2="7.84cm">
          <text:p/>
        </draw:line>
        <draw:line draw:style-name="gr15" draw:text-style-name="P1" draw:layer="layout" svg:x1="18.128cm" svg:y1="14.638cm" svg:x2="21.14cm" svg:y2="7.84cm">
          <text:p/>
        </draw:line>
        <draw:frame draw:style-name="gr16" draw:text-style-name="P6" draw:layer="layout" svg:width="1.166cm" svg:height="1.724cm" svg:x="18.614cm" svg:y="13.68cm">
          <draw:text-box>
            <text:p text:style-name="P6"><text:span text:style-name="T5">3</text:span></text:p>
          </draw:text-box>
        </draw:frame>
        <draw:line draw:style-name="gr17" draw:text-style-name="P1" draw:layer="layout" svg:x1="12.006cm" svg:y1="4.872cm" svg:x2="12.978cm" svg:y2="9.372cm">
          <text:p/>
        </draw:line>
        <draw:line draw:style-name="gr17" draw:text-style-name="P1" draw:layer="layout" svg:x1="12.978cm" svg:y1="9.276cm" svg:x2="16.185cm" svg:y2="7.074cm">
          <text:p/>
        </draw:line>
        <draw:frame draw:style-name="gr18" draw:text-style-name="P7" draw:layer="layout" svg:width="0.972cm" svg:height="1.191cm" svg:x="13.95cm" svg:y="8.223cm">
          <draw:text-box>
            <text:p text:style-name="P7"><text:span text:style-name="T1">4</text:span></text:p>
          </draw:text-box>
        </draw:frame>
        <draw:frame draw:style-name="gr19" draw:text-style-name="P4" draw:layer="layout" svg:width="8.117cm" svg:height="4.951cm" svg:x="19.983cm" svg:y="14.16cm">
          <draw:text-box>
            <text:p><text:span text:style-name="T3">1: Besamung</text:span></text:p>
            <text:p><text:span text:style-name="T4">2: Geburt</text:span></text:p>
            <text:p><text:span text:style-name="T5">3: Milchkontrolle</text:span></text:p>
            <text:p><text:span text:style-name="T6">4: Mutation/Abgang</text:span></text:p>
            <text:p><text:span text:style-name="T7">5: Zuchtwert</text:span></text:p>
          </draw:text-box>
        </draw:frame>
        <draw:line draw:style-name="gr20" draw:text-style-name="P1" draw:layer="layout" svg:x1="18.5cm" svg:y1="5.7cm" svg:x2="18.5cm" svg:y2="4cm">
          <text:p/>
        </draw:line>
        <draw:line draw:style-name="gr20" draw:text-style-name="P1" draw:layer="layout" svg:x1="18.5cm" svg:y1="4cm" svg:x2="12.8cm" svg:y2="3.2cm">
          <text:p/>
        </draw:line>
        <draw:line draw:style-name="gr21" draw:text-style-name="P1" draw:layer="layout" svg:x1="18.525cm" svg:y1="3.939cm" svg:x2="3.7cm" svg:y2="7.1cm">
          <text:p/>
        </draw:line>
        <draw:line draw:style-name="gr20" draw:text-style-name="P1" draw:layer="layout" svg:x1="3.7cm" svg:y1="7.1cm" svg:x2="2.9cm" svg:y2="13.461cm">
          <text:p/>
        </draw:line>
        <draw:frame draw:style-name="gr22" draw:text-style-name="P8" draw:layer="layout" svg:width="1cm" svg:height="1.191cm" svg:x="14cm" svg:y="3.5cm">
          <draw:text-box>
            <text:p text:style-name="P8"><text:span text:style-name="T7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1:31:14.153593000</meta:creation-date>
    <dc:date>2015-09-13T09:56:45.341012000</dc:date>
    <meta:editing-duration>PT21H2M52S</meta:editing-duration>
    <meta:editing-cycles>5</meta:editing-cycles>
    <meta:generator>LibreOffice/4.3.7.2$MacOSX_x86 LibreOffice_project/8a35821d8636a03b8bf4e15b48f59794652c68ba</meta:generator>
    <meta:document-statistic meta:object-count="33"/>
  </office:meta>
</office:document-meta>
</file>